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7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2.032cm" fo:margin-right="0cm" fo:margin-top="0.155cm" fo:margin-bottom="0cm" fo:text-align="start" fo:text-indent="-1.269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.762cm" fo:margin-right="0cm" fo:margin-top="0.169cm" fo:margin-bottom="0cm" fo:line-height="100%" fo:text-align="center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.762cm" fo:margin-right="0cm" fo:margin-top="0.191cm" fo:margin-bottom="0cm" fo:line-height="100%" fo:text-align="center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.762cm" fo:margin-right="0cm" fo:margin-top="0.169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62cm" fo:margin-right="0cm" fo:margin-top="0.191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524cm" fo:margin-right="0cm" fo:margin-top="0.155cm" fo:margin-bottom="0cm" fo:text-align="start" fo:text-indent="-0.761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3.048cm" fo:margin-right="0cm" fo:margin-top="0.113cm" fo:margin-bottom="0cm" fo:text-align="start" fo:text-indent="-0.634cm">
        <style:tab-stops>
          <style:tab-stop style:position="0cm"/>
        </style:tab-stops>
      </style:paragraph-properties>
    </style:style>
    <style:style style:name="P23" style:family="paragraph">
      <style:paragraph-properties fo:margin-left="2.286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P24" style:family="paragraph">
      <style:paragraph-properties fo:margin-left="1.524cm" fo:margin-right="0cm" fo:margin-top="0.169cm" fo:margin-bottom="0cm" fo:text-align="start" fo:text-indent="-0.761cm">
        <style:tab-stops>
          <style:tab-stop style:position="0cm"/>
        </style:tab-stops>
      </style:paragraph-properties>
    </style:style>
    <style:style style:name="T1" style:family="text">
      <style:text-properties fo:text-transform="uppercase" fo:color="#646b86" style:text-line-through-style="none" style:text-line-through-type="none" style:text-position="0% 100%" style:font-name="Georgia" fo:font-size="16pt" fo:letter-spacing="0.088cm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d16349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" style:family="text">
      <style:text-properties fo:font-variant="normal" fo:text-transform="none" fo:color="#d16349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7b9899" style:text-line-through-style="none" style:text-line-through-type="none" style:text-position="0% 100%" style:font-name="Georg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1634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number text:level="2" style:num-suffix="." style:num-format="1">
        <style:list-level-properties text:space-before="0.763cm" text:min-label-width="1.269cm"/>
        <style:text-properties fo:color="#ccb400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number text:level="2" style:num-format="">
        <style:list-level-properties text:space-before="0.763cm" text:min-label-width="1.269cm"/>
        <style:text-properties fo:color="#ccb400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1.269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">
        <style:list-level-properties text:space-before="0.001cm" text:min-label-width="1.269cm"/>
        <style:text-properties fo:font-family="'Wingdings 2'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">
        <style:list-level-properties text:space-before="0.001cm" text:min-label-width="1.269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1.269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">
        <style:list-level-properties text:space-before="0.001cm" text:min-label-width="0.761cm"/>
        <style:text-properties fo:font-family="'Monotype Sorts'" style:font-pitch="variable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61cm"/>
        <style:text-properties fo:color="#d1634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d1634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number text:level="2" style:num-format="">
        <style:list-level-properties text:space-before="1.5cm" text:min-label-width="0.9cm"/>
        <style:text-properties fo:color="#ccb400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d16349" fo:font-size="85%"/>
      </text:list-level-style-number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d16349" fo:font-size="85%"/>
      </text:list-level-style-number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number text:level="4" style:num-format="">
        <style:list-level-properties text:space-before="4.2cm" text:min-label-width="0.6cm"/>
        <style:text-properties fo:color="#8c7b70" fo:font-size="7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d1634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8cadae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8cadae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number text:level="2" style:num-format="">
        <style:list-level-properties text:space-before="1.5cm" text:min-label-width="0.9cm"/>
        <style:text-properties fo:color="#ccb400" fo:font-size="70%"/>
      </text:list-level-style-number>
      <text:list-level-style-number text:level="3" style:num-format="">
        <style:list-level-properties text:space-before="2.8cm" text:min-label-width="0.8cm"/>
        <style:text-properties fo:color="#8cadae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number text:level="2" style:num-format="">
        <style:list-level-properties text:space-before="0.763cm" text:min-label-width="0.761cm"/>
        <style:text-properties fo:color="#ccb400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3" presentation:style-name="pr1" draw:text-style-name="P2" draw:layer="layout" svg:width="17.779cm" svg:height="4.867cm" svg:x="3.81cm" svg:y="7.832cm" presentation:class="subtitle" presentation:user-transformed="true">
          <draw:text-box>
            <text:p text:style-name="P1"><text:span text:style-name="T1">Experimental design</text:span></text:p>
          </draw:text-box>
        </draw:frame>
        <draw:frame draw:name="Rectangle 2" presentation:style-name="pr2" draw:text-style-name="P4" draw:layer="layout" svg:width="21.589cm" svg:height="4.867cm" svg:x="1.905cm" svg:y="1.058cm" presentation:class="title" presentation:user-transformed="true">
          <draw:text-box>
            <text:p text:style-name="P3"><text:span text:style-name="T2">Research Skills in Pract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hics_clipboard0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thics</text:span></text:p>
          </draw:text-box>
        </draw:frame>
        <draw:frame draw:name="Content Placeholder 2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4">
              <text:list-item>
                <text:p text:style-name="P7"><text:span text:style-name="T4">Principles of ethical research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Informed consent</text:span></text:p>
                  </text:list-item>
                  <text:list-item>
                    <text:p text:style-name="P8"><text:span text:style-name="T5">Do no harm</text:span></text:p>
                  </text:list-item>
                  <text:list-item>
                    <text:p text:style-name="P8"><text:span text:style-name="T5">De-brief</text:span></text:p>
                  </text:list-item>
                </text:list>
              </text:list-item>
            </text:list>
            <text:p text:style-name="P9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hics" draw:style-name="dp1" draw:master-page-name="Title_20_and_20_Content" presentation:presentation-page-layout-name="AL2T11">
        <draw:frame draw:name="Title 1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thics</text:span></text:p>
          </draw:text-box>
        </draw:frame>
        <draw:frame draw:name="Content Placeholder 2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8">
              <text:list-item>
                <text:p text:style-name="P7"><text:span text:style-name="T4">Ethical research in this practical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5">You are not permitted to test anyone who is not a current student of Plymouth University.</text:span></text:p>
                  </text:list-item>
                  <text:list-item>
                    <text:p text:style-name="P8"><text:span text:style-name="T5">As long as you test only those registered on this module, you will have met #1 and #3. You must have our permission first if you wish to test anyone else.</text:span></text:p>
                  </text:list-item>
                  <text:list-item>
                    <text:p text:style-name="P8"><text:span text:style-name="T5">No deception, even if temporary, is permitted in this practical.</text:span></text:p>
                  </text:list-item>
                  <text:list-item>
                    <text:p text:style-name="P8"><text:span text:style-name="T5">Only innocuous manipulations and measures are permit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al Design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xperimental Design</text:span></text:p>
          </draw:text-box>
        </draw:frame>
        <draw:frame draw:name="Rectangle 3" presentation:style-name="pr5" draw:text-style-name="P11" draw:layer="layout" svg:width="22.859cm" svg:height="13.387cm" svg:x="1.27cm" svg:y="5.239cm" presentation:class="outline" presentation:user-transformed="true">
          <draw:text-box>
            <text:list text:style-name="L4">
              <text:list-item>
                <text:p text:style-name="P7"><text:span text:style-name="T4">Experimental evidence is central to psychology.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How to design a good experiment ?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 the question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Set the question</text:span></text:p>
          </draw:text-box>
        </draw:frame>
        <draw:frame draw:name="Rectangle 3" presentation:style-name="pr7" draw:text-style-name="P11" draw:layer="layout" svg:width="23.621cm" svg:height="12.699cm" svg:x="0.838cm" svg:y="4.242cm" presentation:class="outline" presentation:user-transformed="true">
          <draw:text-box>
            <text:list text:style-name="L4">
              <text:list-item>
                <text:p text:style-name="P7"><text:span text:style-name="T4">Come up with a question!</text:span></text:p>
              </text:list-item>
            </text:list>
            <text:p text:style-name="P12"><text:span text:style-name="T6"/></text:p>
            <text:p text:style-name="P13"><text:span text:style-name="T6">“</text:span><text:span text:style-name="T6">How do we search for and locate objects visually?”</text:span></text:p>
            <text:p text:style-name="P13"><text:span text:style-name="T6"/></text:p>
            <text:list text:continue-numbering="true" text:style-name="L4">
              <text:list-item>
                <text:p text:style-name="P14"><text:span text:style-name="T4">Narrow down, make it testable.</text:span></text:p>
              </text:list-item>
            </text:list>
            <text:p text:style-name="P15"><text:span text:style-name="T7"/></text:p>
            <text:p text:style-name="P15"><text:span text:style-name="T8">Principle 1: </text:span><text:span text:style-name="T6">Keep it simple!</text:span><text:span text:style-name="T4"> </text:span></text:p>
            <text:p text:style-name="P13"><text:span text:style-name="T6"/></text:p>
            <text:p text:style-name="P13"><text:span text:style-name="T6">“</text:span><text:span text:style-name="T6">Do we inspect each object in turn to see if it matches our target object?”</text:span></text:p>
            <text:p text:style-name="P13"><text:span text:style-name="T6"/></text:p>
            <text:p text:style-name="P1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ipulation and measurement" draw:style-name="dp1" draw:master-page-name="Title_20_and_20_Content" presentation:presentation-page-layout-name="AL2T11">
        <draw:frame draw:name="Rectangle 2" presentation:style-name="pr8" draw:text-style-name="P6" draw:layer="layout" svg:width="23.423cm" svg:height="1.688cm" svg:x="1.129cm" svg:y="0.635cm" presentation:class="title" presentation:user-transformed="true">
          <draw:text-box>
            <text:p text:style-name="P3"><text:span text:style-name="T9">Manipulation and measurement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4">
              <text:list-item>
                <text:p text:style-name="P7"><text:span text:style-name="T4">What are you going to manipulate?</text:span><text:span text:style-name="T4"><text:line-break/></text:span><text:span text:style-name="T4">(the </text:span><text:span text:style-name="T10">independent variable</text:span><text:span text:style-name="T4">)</text:span></text:p>
              </text:list-item>
            </text:list>
            <text:p text:style-name="P13"><text:span text:style-name="T6"/></text:p>
            <text:p text:style-name="P13"><text:span text:style-name="T6">“</text:span><text:span text:style-name="T6">Number of items to be inspected”</text:span></text:p>
            <text:p text:style-name="P13"><text:span text:style-name="T6"/></text:p>
            <text:list text:continue-numbering="true" text:style-name="L4">
              <text:list-item>
                <text:p text:style-name="P14"><text:span text:style-name="T4">What are you going to measure?</text:span><text:span text:style-name="T4"><text:line-break/></text:span><text:span text:style-name="T4">(the </text:span><text:span text:style-name="T10">dependent variable</text:span><text:span text:style-name="T4">).</text:span></text:p>
              </text:list-item>
            </text:list>
            <text:p text:style-name="P16"><text:span text:style-name="T6"/></text:p>
            <text:p text:style-name="P13"><text:span text:style-name="T6">“</text:span><text:span text:style-name="T6">Time taken to find the target (seconds)”</text:span></text:p>
            <text:p text:style-name="P16"><text:span text:style-name="T6"/></text:p>
            <text:p text:style-name="P17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ypothesis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Hypothesis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4">
              <text:list-item>
                <text:p text:style-name="P7"><text:span text:style-name="T4">Combine IV and DV into an unambiguous statement of intent </text:span><text:span text:style-name="T4"><text:line-break/></text:span><text:span text:style-name="T4"/></text:p>
              </text:list-item>
            </text:list>
            <text:p text:style-name="P13"><text:span text:style-name="T6">“</text:span><text:span text:style-name="T6">Search time to find an object amongst distractors will increase as set size increases”</text:span></text:p>
            <text:p text:style-name="P13"><text:span text:style-name="T6"/></text:p>
            <text:p text:style-name="P15"><text:span text:style-name="T4">(the </text:span><text:span text:style-name="T10">experimental hypothesis)</text:span></text:p>
            <text:p text:style-name="P1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hypothesis to design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From hypothesis to design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4">
              <text:list-item>
                <text:p text:style-name="P7"><text:span text:style-name="T4">Decide on stimuli.</text:span></text:p>
              </text:list-item>
            </text:list>
            <text:p text:style-name="P16"><text:span text:style-name="T8"/></text:p>
            <text:p text:style-name="P13"><text:span text:style-name="T8">Principle 2: </text:span><text:span text:style-name="T6">Ensure a good range for the independent variable.</text:span></text:p>
            <text:p text:style-name="P16"><text:span text:style-name="T8"/></text:p>
            <text:p text:style-name="P13"><text:span text:style-name="T8">Principle 3: </text:span><text:span text:style-name="T6">Have more than 2 levels if you’re interested in the </text:span><text:span text:style-name="T6">function.</text:span></text:p>
            <text:p text:style-name="P13"><text:span text:style-name="T6"/></text:p>
            <text:p text:style-name="P13"><text:span text:style-name="T11">“</text:span><text:span text:style-name="T11">Blue X against red X and blue O”</text:span></text:p>
            <text:p text:style-name="P13"><text:span text:style-name="T11">“</text:span><text:span text:style-name="T11">Set sizes of 5, 10, 15, 20”</text:span></text:p>
            <text:p text:style-name="P13"><text:span text:style-name="T6"/></text:p>
            <text:p text:style-name="P13"><text:span text:style-name="T12">… </text:span><text:span text:style-name="T12">but we’ll be using nominal variables this semester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hypothesis to design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From hypothesis to design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17"><text:span text:style-name="T4"/></text:p>
            <text:list text:style-name="L4">
              <text:list-item>
                <text:p text:style-name="P14"><text:span text:style-name="T4">Decide on participants</text:span></text:p>
              </text:list-item>
            </text:list>
            <text:p text:style-name="P13"><text:span text:style-name="T6"/></text:p>
            <text:p text:style-name="P13"><text:span text:style-name="T8">Principle 4</text:span><text:span text:style-name="T6">: Restrict the scope of testing within a single experiment unless you have a very large sample.</text:span></text:p>
            <text:p text:style-name="P13"><text:span text:style-name="T6"/></text:p>
            <text:p text:style-name="P13"><text:span text:style-name="T6">“</text:span><text:span text:style-name="T6">Undergraduates”</text:span></text:p>
            <text:p text:style-name="P16"><text:span text:style-name="T6"/></text:p>
            <text:p text:style-name="P16"><text:span text:style-name="T8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icipant Pitfalls!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Participant Pitfalls!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4">
              <text:list-item>
                <text:p text:style-name="P7"><text:span text:style-name="T4">Do not mix heterogeneous groups.</text:span></text:p>
              </text:list-item>
            </text:list>
            <text:p text:style-name="P18"><text:span text:style-name="T5"><text:tab/></text:span><text:span text:style-name="T5">e.g. Adults, infants, the very old.</text:span></text:p>
            <text:list text:style-name="L13">
              <text:list-item>
                <text:p text:style-name="P14"><text:span text:style-name="T4">Do test a representative sample of a homogenous group.</text:span></text:p>
              </text:list-item>
              <text:list-item>
                <text:p text:style-name="P14"><text:span text:style-name="T4">Reality: Sample is always partially convenience-based.</text:span></text:p>
              </text:list-item>
              <text:list-item>
                <text:p text:style-name="P14"><text:span text:style-name="T4">It’s a “per-experiment” judgement.</text:span></text:p>
              </text:list-item>
              <text:list-item>
                <text:p text:style-name="P14"><text:span text:style-name="T13">But, in this practical, your participants will be your classmates.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hypothesis to design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From hypothesis to design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17"><text:span text:style-name="T4">3. Within-subjects or between-subjects?</text:span></text:p>
            <text:p text:style-name="P13"><text:span text:style-name="T6"/></text:p>
            <text:p text:style-name="P13"><text:span text:style-name="T6">“</text:span><text:span text:style-name="T6">Within”</text:span></text:p>
            <text:p text:style-name="P16"><text:span text:style-name="T6"/></text:p>
            <text:p text:style-name="P17"><text:span text:style-name="T4">4. Statistical methods?</text:span></text:p>
            <text:p text:style-name="P13"><text:span text:style-name="T6"/></text:p>
            <text:p text:style-name="P13"><text:span text:style-name="T6">More on this la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d of design phase one" draw:style-name="dp1" draw:master-page-name="Title_20_and_20_Content" presentation:presentation-page-layout-name="AL2T11">
        <draw:frame draw:name="Rectangle 4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nd of design phase one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7"><text:span text:style-name="T4"/></text:p>
            <text:list text:style-name="L4">
              <text:list-item>
                <text:p text:style-name="P7"><text:span text:style-name="T4">Basic design now established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Over to you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Rectangle 4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Design Phase Two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7"><text:span text:style-name="T4"/></text:p>
            <text:list text:style-name="L4">
              <text:list-header>
                <text:p text:style-name="P7"><text:span text:style-name="T4"/></text:p>
              </text:list-header>
            </text:list>
            <text:p text:style-name="P7"><text:span text:style-name="T4"/></text:p>
            <text:list text:continue-numbering="true" text:style-name="L4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al control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xperimental control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17"><text:span text:style-name="T4">1. Eliminate common nuisance variables</text:span></text:p>
            <text:p text:style-name="P10"><text:span text:style-name="T5"/></text:p>
            <text:list text:style-name="L14">
              <text:list-item>
                <text:list>
                  <text:list-item>
                    <text:p text:style-name="P19"><text:span text:style-name="T5">Allocation of subjects to group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0"><text:span text:style-name="T12">Ideal: Explicit matching (e.g. age, sex, education, experience etc.)</text:span></text:p>
                      </text:list-item>
                      <text:list-item>
                        <text:p text:style-name="P20"><text:span text:style-name="T12">Common: Random allocation to grou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al control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xperimental control</text:span></text:p>
          </draw:text-box>
        </draw:frame>
        <draw:frame draw:name="Rectangle 3" presentation:style-name="pr7" draw:text-style-name="P11" draw:layer="layout" svg:width="23.621cm" svg:height="12.699cm" svg:x="0.838cm" svg:y="4.242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8"><text:span text:style-name="T5">Trial ordering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1"><text:span text:style-name="T12">Ideal: Perfect counter-balancing of order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4">A B C D</text:span><text:span text:style-name="T14"><text:tab/></text:span><text:span text:style-name="T14">B A C D</text:span><text:span text:style-name="T14"><text:tab/></text:span><text:span text:style-name="T14"><text:tab/></text:span><text:span text:style-name="T14">C A B D</text:span><text:span text:style-name="T14"><text:tab/></text:span><text:span text:style-name="T14"><text:tab/></text:span><text:span text:style-name="T14">D A B C</text:span></text:p>
            <text:p text:style-name="P22"><text:span text:style-name="T14">A B D C</text:span><text:span text:style-name="T14"><text:tab/></text:span><text:span text:style-name="T14">B A D C</text:span><text:span text:style-name="T14"><text:tab/></text:span><text:span text:style-name="T14"><text:tab/></text:span><text:span text:style-name="T14">C A D B</text:span><text:span text:style-name="T14"><text:tab/></text:span><text:span text:style-name="T14"><text:tab/></text:span><text:span text:style-name="T14">D A C B</text:span></text:p>
            <text:p text:style-name="P22"><text:span text:style-name="T14">A C B D</text:span><text:span text:style-name="T14"><text:tab/></text:span><text:span text:style-name="T14">B C A D</text:span><text:span text:style-name="T14"><text:tab/></text:span><text:span text:style-name="T14"><text:tab/></text:span><text:span text:style-name="T14">C B A D</text:span><text:span text:style-name="T14"><text:tab/></text:span><text:span text:style-name="T14"><text:tab/></text:span><text:span text:style-name="T14">D B A C</text:span></text:p>
            <text:p text:style-name="P22"><text:span text:style-name="T14">A C D B</text:span><text:span text:style-name="T14"><text:tab/></text:span><text:span text:style-name="T14">B C D A</text:span><text:span text:style-name="T14"><text:tab/></text:span><text:span text:style-name="T14"><text:tab/></text:span><text:span text:style-name="T14">C B D A</text:span><text:span text:style-name="T14"><text:tab/></text:span><text:span text:style-name="T14"><text:tab/></text:span><text:span text:style-name="T14">D B C A</text:span></text:p>
            <text:p text:style-name="P22"><text:span text:style-name="T14">A D B C</text:span><text:span text:style-name="T14"><text:tab/></text:span><text:span text:style-name="T14">B D A C</text:span><text:span text:style-name="T14"><text:tab/></text:span><text:span text:style-name="T14"><text:tab/></text:span><text:span text:style-name="T14">C D A B</text:span><text:span text:style-name="T14"><text:tab/></text:span><text:span text:style-name="T14"><text:tab/></text:span><text:span text:style-name="T14">D C A B</text:span></text:p>
            <text:p text:style-name="P22"><text:span text:style-name="T14">A D C B</text:span><text:span text:style-name="T14"><text:tab/></text:span><text:span text:style-name="T14">B D C A</text:span><text:span text:style-name="T14"><text:tab/></text:span><text:span text:style-name="T14"><text:tab/></text:span><text:span text:style-name="T14">C D B A</text:span><text:span text:style-name="T14"><text:tab/></text:span><text:span text:style-name="T14"><text:tab/></text:span><text:span text:style-name="T14">D C B A</text:span></text:p>
            <text:list text:style-name="L18">
              <text:list-item>
                <text:list>
                  <text:list-item>
                    <text:list>
                      <text:list-item>
                        <text:p text:style-name="P20"><text:span text:style-name="T12">Common: Randomisation</text:span></text:p>
                      </text:list-item>
                      <text:list-item>
                        <text:p text:style-name="P20"><text:span text:style-name="T12">Possible alternative: Latin square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4"><text:tab/></text:span><text:span text:style-name="T14"><text:tab/></text:span><text:span text:style-name="T14"><text:tab/></text:span><text:span text:style-name="T14"><text:tab/></text:span><text:span text:style-name="T14">A B C D</text:span></text:p>
            <text:p text:style-name="P22"><text:span text:style-name="T14"><text:tab/></text:span><text:span text:style-name="T14"><text:tab/></text:span><text:span text:style-name="T14"><text:tab/></text:span><text:span text:style-name="T14"><text:tab/></text:span><text:span text:style-name="T14">B C D A</text:span></text:p>
            <text:p text:style-name="P22"><text:span text:style-name="T14"><text:tab/></text:span><text:span text:style-name="T14"><text:tab/></text:span><text:span text:style-name="T14"><text:tab/></text:span><text:span text:style-name="T14"><text:tab/></text:span><text:span text:style-name="T14">C D A B</text:span></text:p>
            <text:p text:style-name="P22"><text:span text:style-name="T14"><text:tab/></text:span><text:span text:style-name="T14"><text:tab/></text:span><text:span text:style-name="T14"><text:tab/></text:span><text:span text:style-name="T14"><text:tab/></text:span><text:span text:style-name="T14">D A B C</text:span><text:span text:style-name="T1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al control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Experimental control</text:span></text:p>
          </draw:text-box>
        </draw:frame>
        <draw:frame draw:name="Rectangle 3" presentation:style-name="pr7" draw:text-style-name="P11" draw:layer="layout" svg:width="23.621cm" svg:height="12.699cm" svg:x="0.838cm" svg:y="4.242cm" presentation:class="outline" presentation:user-transformed="true">
          <draw:text-box>
            <text:p text:style-name="P17"><text:span text:style-name="T4">2. Eliminate experiment-specific nuisance variables (tough!)</text:span></text:p>
            <text:p text:style-name="P23"><text:span text:style-name="T12"/></text:p>
            <text:p text:style-name="P23"><text:span text:style-name="T12">Example nuisance: </text:span><text:span text:style-name="T12"><text:tab/></text:span><text:span text:style-name="T12">Size of area to be searched.</text:span></text:p>
            <text:p text:style-name="P23"><text:span text:style-name="T12">Possible solution: </text:span><text:span text:style-name="T12"><text:tab/></text:span><text:span text:style-name="T12">Random placement of items in field.</text:span></text:p>
            <text:p text:style-name="P23"><text:span text:style-name="T12"/></text:p>
            <text:list text:style-name="L20">
              <text:list-item>
                <text:p text:style-name="P14"><text:span text:style-name="T4">Common method: The control group</text:span></text:p>
              </text:list-item>
            </text:list>
            <text:p text:style-name="P24"><text:span text:style-name="T15"><text:tab/></text:span></text:p>
            <text:p text:style-name="P24"><text:span text:style-name="T15"><text:tab/></text:span><text:span text:style-name="T15"><text:tab/></text:span><text:span text:style-name="T15">Example: The placebo eff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issues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Final issues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17"><text:span text:style-name="T4">1. How many subjects?</text:span></text:p>
            <text:list text:style-name="L14">
              <text:list-item>
                <text:list>
                  <text:list-item>
                    <text:p text:style-name="P19"><text:span text:style-name="T5">Representative sample</text:span></text:p>
                  </text:list-item>
                  <text:list-item>
                    <text:p text:style-name="P19"><text:span text:style-name="T5">Variability and Power</text:span></text:p>
                  </text:list-item>
                  <text:list-item>
                    <text:p text:style-name="P19"><text:span text:style-name="T5">Wasted time, money and effort</text:span></text:p>
                  </text:list-item>
                </text:list>
              </text:list-item>
            </text:list>
            <text:p text:style-name="P14"><text:span text:style-name="T4"/></text:p>
            <text:list text:style-name="L22">
              <text:list-item>
                <text:p text:style-name="P14"><text:span text:style-name="T4">Rules of thumb (per condition)</text:span></text:p>
                <text:list>
                  <text:list-item>
                    <text:p text:style-name="P19"><text:span text:style-name="T5">Adult ,lab-based experiments</text:span><text:span text:style-name="T5"><text:tab/></text:span><text:span text:style-name="T5"><text:tab/></text:span><text:span text:style-name="T5">20-40</text:span></text:p>
                  </text:list-item>
                </text:list>
              </text:list-item>
            </text:list>
            <text:p text:style-name="P18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issues" draw:style-name="dp1" draw:master-page-name="Title_20_and_20_Content" presentation:presentation-page-layout-name="AL2T11">
        <draw:frame draw:name="Rectangle 2" presentation:style-name="pr4" draw:text-style-name="P6" draw:layer="layout" svg:width="23.706cm" svg:height="2.107cm" svg:x="0.838cm" svg:y="0.635cm" presentation:class="title" presentation:user-transformed="true">
          <draw:text-box>
            <text:p text:style-name="P3"><text:span text:style-name="T3">Final issues</text:span></text:p>
          </draw:text-box>
        </draw:frame>
        <draw:frame draw:name="Rectangle 3" presentation:style-name="pr5" draw:text-style-name="P11" draw:layer="layout" svg:width="23.621cm" svg:height="12.699cm" svg:x="0.838cm" svg:y="4.242cm" presentation:class="outline" presentation:user-transformed="true">
          <draw:text-box>
            <text:p text:style-name="P17"><text:span text:style-name="T4">2. How many trials per condition?</text:span></text:p>
            <text:list text:style-name="L14">
              <text:list-item>
                <text:list>
                  <text:list-item>
                    <text:p text:style-name="P19"><text:span text:style-name="T5">Variability and power</text:span></text:p>
                  </text:list-item>
                  <text:list-item>
                    <text:p text:style-name="P19"><text:span text:style-name="T5">Control of nuisance variables</text:span></text:p>
                  </text:list-item>
                  <text:list-item>
                    <text:p text:style-name="P19"><text:span text:style-name="T5">Time, effort, subject fatig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c5d1d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646b86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5d1d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7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646b86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8cada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dash" draw:stroke-dash="Dashed_20__28_var_29__20_4" svg:stroke-width="0.026cm" svg:stroke-color="#7b9899" draw:stroke-linejoin="round" draw:fill="none" draw:textarea-horizontal-align="center" draw:textarea-vertical-align="middle" draw:auto-grow-height="false" draw:fit-to-size="false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svg:stroke-width="0.044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solid" svg:stroke-width="0.141cm" svg:stroke-color="#7b989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dash" draw:stroke-dash="Dashed_20__28_var_29__20_4" svg:stroke-width="0.032cm" svg:stroke-color="#7b9899" draw:stroke-linejoin="round" draw:fill="none" draw:textarea-horizontal-align="center" draw:textarea-vertical-align="middle" draw:auto-grow-height="false" draw:fit-to-size="false" fo:padding-top="0.127cm" fo:padding-bottom="0.127cm" fo:padding-left="0.254cm" fo:padding-right="0.254cm" fo:wrap-option="no-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3.365cm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8cada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4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font-size="33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font-size="27pt" fo:hyphenate="false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7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7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T1" style:family="text">
      <style:text-properties fo:font-variant="normal" fo:text-transform="none" fo:color="#6d8687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font-variant="normal" fo:text-transform="none" fo:color="#7b9899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6d86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7b9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style:font-charset="x-symbol" fo:color="#8c7b70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001cm" text:min-label-width="0.761cm"/>
        <style:text-properties fo:font-family="'Wingdings 2'" style:font-charset="x-symbol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style:font-charset="x-symbol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style:font-charset="x-symbol" fo:color="#8cadae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style:font-charset="x-symbol" fo:color="#8c7b70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8fb08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6" draw:style-name="Mgr4" draw:text-style-name="MP5" draw:layer="backgroundobjects" drawooo:display="printer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4" draw:text-style-name="MP5" draw:layer="backgroundobjects" drawooo:display="printer" svg:width="25.399cm" svg:height="3.86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5" draw:layer="backgroundobjects" drawooo:display="printer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5" draw:layer="backgroundobjects" drawooo:display="printer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6" draw:layer="backgroundobjects" drawooo:display="printer" svg:width="24.535cm" svg:height="0.859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7" draw:layer="backgroundobjects" drawooo:display="printer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7" draw:text-style-name="MP7" draw:layer="backgroundobjects" drawooo:display="printer" svg:x1="0.423cm" svg:y1="3.546cm" svg:x2="24.959cm" svg:y2="3.547cm">
        <text:p/>
      </draw:line>
      <draw:custom-shape draw:name="Oval 11" draw:style-name="Mgr8" draw:text-style-name="MP5" draw:layer="backgroundobjects" drawooo:display="printer" svg:width="1.692cm" svg:height="1.692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9" draw:text-style-name="MP5" draw:layer="backgroundobjects" drawooo:display="printer" svg:width="1.167cm" svg:height="1.167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4" draw:style-name="Mgr4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5" draw:layer="backgroundobjects" svg:width="0.422cm" svg:height="19.049cm" svg:x="24.977cm" svg:y="0.0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4" draw:text-style-name="MP5" draw:layer="backgroundobjects" svg:width="25.399cm" svg:height="6.9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6" draw:layer="backgroundobjects" svg:width="24.535cm" svg:height="0.859cm" svg:x="0.406cm" svg:y="17.7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7" presentation:style-name="Mpr1" draw:text-style-name="MP8" draw:layer="backgroundobjects" svg:width="8.457cm" svg:height="1.015cm" svg:x="16.087cm" svg:y="17.792cm" presentation:class="date-time" presentation:user-transformed="true">
        <draw:text-box>
          <text:p/>
        </draw:text-box>
      </draw:frame>
      <draw:frame draw:name="Footer Placeholder 16" presentation:style-name="Mpr1" draw:text-style-name="MP9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Straight Connector 6" draw:style-name="Mgr10" draw:text-style-name="MP7" draw:layer="backgroundobjects" svg:x1="0.431cm" svg:y1="6.722cm" svg:x2="24.968cm" svg:y2="6.723cm">
        <text:p/>
      </draw:line>
      <draw:custom-shape draw:name="Rectangle 9" draw:style-name="Mgr6" draw:text-style-name="MP7" draw:layer="backgroundobjects" svg:width="24.535cm" svg:height="18.185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2" draw:style-name="Mgr8" draw:text-style-name="MP5" draw:layer="backgroundobjects" svg:width="1.692cm" svg:height="1.692cm" svg:x="11.853cm" svg:y="5.87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3" draw:style-name="Mgr9" draw:text-style-name="MP5" draw:layer="backgroundobjects" svg:width="1.167cm" svg:height="1.167cm" svg:x="12.116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lide Number Placeholder 28" presentation:style-name="Mpr2" draw:text-style-name="MP11" draw:layer="backgroundobjects" svg:width="1.269cm" svg:height="1.225cm" svg:x="12.065cm" svg:y="6.1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draw:name="Title 7" presentation:style-name="Mpr3" draw:text-style-name="MP13" draw:layer="backgroundobjects" svg:width="21.589cm" svg:height="4.867cm" svg:x="1.905cm" svg:y="1.058cm" presentation:class="title" presentation:user-transformed="true">
        <draw:text-box>
          <text:p text:style-name="MP12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6" draw:style-name="Mgr4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4" draw:text-style-name="MP5" draw:layer="backgroundobjects" svg:width="25.399cm" svg:height="3.86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6" draw:layer="backgroundobjects" svg:width="24.535cm" svg:height="0.859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7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7" draw:text-style-name="MP7" draw:layer="backgroundobjects" svg:x1="0.423cm" svg:y1="3.546cm" svg:x2="24.959cm" svg:y2="3.547cm">
        <text:p/>
      </draw:line>
      <draw:custom-shape draw:name="Oval 11" draw:style-name="Mgr8" draw:text-style-name="MP5" draw:layer="backgroundobjects" svg:width="1.692cm" svg:height="1.692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9" draw:text-style-name="MP5" draw:layer="backgroundobjects" svg:width="1.167cm" svg:height="1.167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7" draw:text-style-name="MP15" draw:layer="backgroundobjects" svg:width="23.706cm" svg:height="2.107cm" svg:x="0.838cm" svg:y="0.635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Date Placeholder 3" presentation:style-name="Mpr8" draw:text-style-name="MP8" draw:layer="backgroundobjects" svg:width="8.457cm" svg:height="1.015cm" svg:x="16.087cm" svg:y="17.792cm" presentation:class="date-time" presentation:user-transformed="true">
        <draw:text-box>
          <text:p/>
        </draw:text-box>
      </draw:frame>
      <draw:frame draw:name="Footer Placeholder 4" presentation:style-name="Mpr8" draw:text-style-name="MP9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1.269cm" svg:height="1.225cm" svg:x="12.116cm" svg:y="2.851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Content Placeholder 7" presentation:style-name="Mpr10" draw:text-style-name="MP20" draw:layer="backgroundobjects" svg:width="23.621cm" svg:height="12.699cm" svg:x="0.838cm" svg:y="4.242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M1: Statistics</dc:title>
    <meta:initial-creator>Andy Wills</meta:initial-creator>
    <dc:creator>Andy Wills</dc:creator>
    <meta:editing-cycles>20</meta:editing-cycles>
    <meta:print-date>2001-01-08T10:27:31</meta:print-date>
    <meta:creation-date>2001-01-07T12:58:18</meta:creation-date>
    <dc:date>2018-02-23T10:45:51.427520998</dc:date>
    <meta:editing-duration>PT11H10M16S</meta:editing-duration>
    <meta:generator>LibreOffice/5.4.2.2$Linux_X86_64 LibreOffice_project/40m0$Build-2</meta:generator>
    <meta:document-statistic meta:object-count="131"/>
    <meta:user-defined meta:name="AppVersion">12.0000</meta:user-defined>
    <meta:user-defined meta:name="Company">University of Exete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Civic" xlink:href=""/>
  </office:meta>
</office:document-meta>
</file>